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T1" style:family="text">
      <style:text-properties fo:font-size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506cm" svg:x="1.4cm" svg:y="0.837cm" presentation:class="title">
          <draw:text-box>
            <text:p><text:span text:style-name="T1">ICOBOARD vs CATBOARD 04/18/19</text:span> </text:p>
          </draw:text-box>
        </draw:frame>
        <draw:frame presentation:style-name="pr2" draw:layer="layout" svg:width="12.297cm" svg:height="12.179cm" svg:x="1.4cm" svg:y="4.914cm" presentation:class="outline">
          <draw:text-box>
            <text:list text:style-name="L2">
              <text:list-item>
                <text:p>Remote Access to FPGA</text:p>
              </text:list-item>
              <text:list-item>
                <text:p>Verilator simulator </text:p>
                <text:list>
                  <text:list-item>
                    <text:p>cputest hello jpeg </text:p>
                  </text:list-item>
                </text:list>
              </text:list-item>
              <text:list-item>
                <text:p>Modified Wishbone </text:p>
              </text:list-item>
              <text:list-item>
                <text:p>Autofpga 9979aa 04/03/19 project provides</text:p>
                <text:list>
                  <text:list-item>
                    <text:p>toplevel.v &amp; main.v</text:p>
                  </text:list-item>
                  <text:list-item>
                    <text:p>cpudef.h &amp; design.h</text:p>
                  </text:list-item>
                  <text:list-item>
                    <text:p>board.ld </text:p>
                  </text:list-item>
                </text:list>
              </text:list-item>
              <text:list-item>
                <text:p>ZipCPU 006f4c 04/01/19</text:p>
                <text:list>
                  <text:list-item>
                    <text:p>GCC Compiler </text:p>
                  </text:list-item>
                  <text:list-item>
                    <text:p>binutils</text:p>
                  </text:list-item>
                </text:list>
              </text:list-item>
              <text:list-item>
                <text:p>128K SRAM</text:p>
              </text:list-item>
              <text:list-item>
                <text:p>SB_IO toplevel interface to SRAM</text:p>
              </text:list-item>
              <text:list-item>
                <text:p>4 PMOD connector, flat ribbon connectors, leds </text:p>
              </text:list-item>
              <text:list-item>
                <text:p>50 Mhz no PLL</text:p>
              </text:list-item>
              <text:list-item>
                <text:p>SPIXEXPRESS flash</text:p>
              </text:list-item>
              <text:list-item>
                <text:p>Ice40HX8K FPGA</text:p>
              </text:list-item>
              <text:list-item>
                <text:p>Interface to RPI 8 bit parallel</text:p>
              </text:list-item>
              <text:list-item>
                <text:p>Yosys Tool Chain</text:p>
              </text:list-item>
              <text:list-item>
                <text:p>icestorm 8cac6c 07/30/18</text:p>
              </text:list-item>
              <text:list-item>
                <text:p>arachne-pnr 5d830d 05/13/18</text:p>
              </text:list-item>
              <text:list-item>
                <text:p>yosys e27569 07/22/18</text:p>
                <text:p/>
              </text:list-item>
            </text:list>
          </draw:text-box>
        </draw:frame>
        <draw:frame presentation:style-name="pr2" draw:layer="layout" svg:width="12.297cm" svg:height="12.179cm" svg:x="14.313cm" svg:y="4.914cm" presentation:class="outline">
          <draw:text-box>
            <text:list text:style-name="L2">
              <text:list-item>
                <text:p>Remote Access to FPGA</text:p>
              </text:list-item>
              <text:list-item>
                <text:p>Verilator simulator </text:p>
                <text:list>
                  <text:list-item>
                    <text:p>cputest hello jpeg </text:p>
                  </text:list-item>
                </text:list>
              </text:list-item>
              <text:list-item>
                <text:p>Modified Wishbone </text:p>
              </text:list-item>
              <text:list-item>
                <text:p>Autofpga 9979aa 04/03/19 projgect provides</text:p>
                <text:list>
                  <text:list-item>
                    <text:p>toplevel.v &amp; main.v</text:p>
                  </text:list-item>
                  <text:list-item>
                    <text:p>cpudef.h &amp; design.h</text:p>
                  </text:list-item>
                  <text:list-item>
                    <text:p>board.ld </text:p>
                  </text:list-item>
                </text:list>
              </text:list-item>
              <text:list-item>
                <text:p>ZipCPU ZipCPU 006f4c 04/01/19</text:p>
                <text:list>
                  <text:list-item>
                    <text:p>GCC Compiler </text:p>
                  </text:list-item>
                  <text:list-item>
                    <text:p>binutils</text:p>
                  </text:list-item>
                </text:list>
              </text:list-item>
              <text:list-item>
                <text:p>16M SDRAM</text:p>
              </text:list-item>
              <text:list-item>
                <text:p>SB_IO toplevel interface to SDRAM</text:p>
              </text:list-item>
              <text:list-item>
                <text:p>2 PMOD, 4 LEDs, 4 dip switch 2 push button switches, 20 pin header</text:p>
              </text:list-item>
              <text:list-item>
                <text:p>40 MHz using PLL</text:p>
              </text:list-item>
              <text:list-item>
                <text:p>Ver 0.1 has issues with SPI</text:p>
              </text:list-item>
              <text:list-item>
                <text:p>ice40HX8K FPGA</text:p>
              </text:list-item>
              <text:list-item>
                <text:p>Interface to RPI 8 bit parallel</text:p>
              </text:list-item>
              <text:list-item>
                <text:p>Yosys Tool Chain</text:p>
              </text:list-item>
              <text:list-item>
                <text:p>icestorm 8cac6c 07/30/18</text:p>
              </text:list-item>
              <text:list-item>
                <text:p>arachne-pnr 5d830d 05/13/18</text:p>
              </text:list-item>
              <text:list-item>
                <text:p>yosys e27569 07/22/18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7T08:49:01.280186782</meta:creation-date>
    <dc:date>2019-04-18T11:47:51.960417284</dc:date>
    <meta:editing-duration>PT1H35M39S</meta:editing-duration>
    <meta:editing-cycles>10</meta:editing-cycles>
    <meta:generator>LibreOffice/5.2.7.2$Linux_ARM_EABI LibreOffice_project/20m0$Build-2</meta:generator>
    <meta:document-statistic meta:object-count="26"/>
  </office:meta>
</office:document-meta>
</file>